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C000000AE6994470C63612BC5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1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solid" draw:fill-color="#000000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814cm" fo:min-width="4.097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356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6" style:family="graphic" style:parent-style-name="standard">
      <style:graphic-properties draw:stroke="solid" svg:stroke-width="0.017cm" svg:stroke-color="#000000" draw:stroke-linejoin="round" svg:stroke-linecap="butt" draw:fill="solid" draw:fill-color="#ffffff" fo:padding-top="0.008cm" fo:padding-bottom="0.008cm" fo:padding-left="0.008cm" fo:padding-right="0.008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854cm" fo:min-width="16.935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5" style:family="paragraph">
      <loext:graphic-properties draw:fill="none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none"/>
      <style:text-properties fo:font-size="14pt" style:font-size-asian="14pt" style:font-size-complex="14pt"/>
    </style:style>
    <style:style style:name="T1" style:family="text">
      <style:text-properties fo:color="#000000" style:font-name="Calibri" fo:font-size="12pt" style:font-size-asian="12pt" style:font-name-complex="Calibri" style:font-size-complex="12pt"/>
    </style:style>
    <style:style style:name="T2" style:family="text">
      <style:text-properties fo:color="#000000" style:font-name="Calibri" fo:font-size="14pt" style:font-size-asian="14pt" style:font-name-complex="Calibri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422cm" svg:height="0.497cm" svg:x="2.541cm" svg:y="2.55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97cm" svg:x="2.541cm" svg:y="3.06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3.3cm" svg:height="0.497cm" svg:x="2.003cm" svg:y="11.737cm">
          <draw:text-box>
            <text:p text:style-name="P1"><text:span text:style-name="T1">Exam Number: </text:span></text:p>
          </draw:text-box>
        </draw:frame>
        <draw:polygon draw:style-name="gr2" draw:text-style-name="P3" draw:layer="layout" svg:width="0.017cm" svg:height="0.018cm" svg:x="1.8cm" svg:y="11.706cm" svg:viewBox="0 0 18 19" draw:points="0,19 18,19 18,0 0,0">
          <text:p/>
        </draw:polygon>
        <draw:polygon draw:style-name="gr2" draw:text-style-name="P3" draw:layer="layout" svg:width="0.017cm" svg:height="0.018cm" svg:x="1.8cm" svg:y="11.706cm" svg:viewBox="0 0 18 19" draw:points="0,19 18,19 18,0 0,0">
          <text:p/>
        </draw:polygon>
        <draw:polygon draw:style-name="gr2" draw:text-style-name="P3" draw:layer="layout" svg:width="4.191cm" svg:height="0.018cm" svg:x="1.817cm" svg:y="11.706cm" svg:viewBox="0 0 4192 19" draw:points="0,19 4192,19 4192,0 0,0">
          <text:p/>
        </draw:polygon>
        <draw:polygon draw:style-name="gr2" draw:text-style-name="P3" draw:layer="layout" svg:width="0.018cm" svg:height="0.018cm" svg:x="6.008cm" svg:y="11.706cm" svg:viewBox="0 0 19 19" draw:points="0,19 19,19 19,0 0,0">
          <text:p/>
        </draw:polygon>
        <draw:polygon draw:style-name="gr2" draw:text-style-name="P3" draw:layer="layout" svg:width="12.538cm" svg:height="0.018cm" svg:x="6.026cm" svg:y="11.706cm" svg:viewBox="0 0 12539 19" draw:points="0,19 12539,19 12539,0 0,0">
          <text:p/>
        </draw:polygon>
        <draw:polygon draw:style-name="gr2" draw:text-style-name="P3" draw:layer="layout" svg:width="0.017cm" svg:height="0.018cm" svg:x="18.564cm" svg:y="11.706cm" svg:viewBox="0 0 18 19" draw:points="0,19 18,19 18,0 0,0">
          <text:p/>
        </draw:polygon>
        <draw:polygon draw:style-name="gr2" draw:text-style-name="P3" draw:layer="layout" svg:width="0.017cm" svg:height="0.018cm" svg:x="18.564cm" svg:y="11.706cm" svg:viewBox="0 0 18 19" draw:points="0,19 18,19 18,0 0,0">
          <text:p/>
        </draw:polygon>
        <draw:polygon draw:style-name="gr2" draw:text-style-name="P3" draw:layer="layout" svg:width="0.017cm" svg:height="1.923cm" svg:x="1.8cm" svg:y="11.724cm" svg:viewBox="0 0 18 1924" draw:points="0,1924 18,1924 18,0 0,0">
          <text:p/>
        </draw:polygon>
        <draw:polygon draw:style-name="gr2" draw:text-style-name="P3" draw:layer="layout" svg:width="0.018cm" svg:height="1.923cm" svg:x="6.008cm" svg:y="11.724cm" svg:viewBox="0 0 19 1924" draw:points="0,1924 19,1924 19,0 0,0">
          <text:p/>
        </draw:polygon>
        <draw:polygon draw:style-name="gr2" draw:text-style-name="P3" draw:layer="layout" svg:width="0.017cm" svg:height="1.923cm" svg:x="18.564cm" svg:y="11.724cm" svg:viewBox="0 0 18 1924" draw:points="0,1924 18,1924 18,0 0,0">
          <text:p/>
        </draw:polygon>
        <draw:frame draw:style-name="gr1" draw:text-style-name="P2" draw:layer="layout" svg:width="1.92cm" svg:height="0.497cm" svg:x="6.212cm" svg:y="11.737cm">
          <draw:text-box>
            <text:p text:style-name="P1"><text:span text:style-name="T1">B128953</text:span></text:p>
          </draw:text-box>
        </draw:frame>
        <draw:frame draw:style-name="gr1" draw:text-style-name="P2" draw:layer="layout" svg:width="3.143cm" svg:height="0.497cm" svg:x="2.003cm" svg:y="13.678cm">
          <draw:text-box>
            <text:p text:style-name="P1"><text:span text:style-name="T1">Course Name: </text:span></text:p>
          </draw:text-box>
        </draw:frame>
        <draw:polygon draw:style-name="gr2" draw:text-style-name="P3" draw:layer="layout" svg:width="0.017cm" svg:height="0.018cm" svg:x="1.8cm" svg:y="13.647cm" svg:viewBox="0 0 18 19" draw:points="0,19 18,19 18,0 0,0">
          <text:p/>
        </draw:polygon>
        <draw:polygon draw:style-name="gr2" draw:text-style-name="P3" draw:layer="layout" svg:width="4.191cm" svg:height="0.018cm" svg:x="1.817cm" svg:y="13.647cm" svg:viewBox="0 0 4192 19" draw:points="0,19 4192,19 4192,0 0,0">
          <text:p/>
        </draw:polygon>
        <draw:polygon draw:style-name="gr2" draw:text-style-name="P3" draw:layer="layout" svg:width="0.018cm" svg:height="0.018cm" svg:x="6.008cm" svg:y="13.647cm" svg:viewBox="0 0 19 19" draw:points="0,19 19,19 19,0 0,0">
          <text:p/>
        </draw:polygon>
        <draw:polygon draw:style-name="gr2" draw:text-style-name="P3" draw:layer="layout" svg:width="12.538cm" svg:height="0.018cm" svg:x="6.026cm" svg:y="13.647cm" svg:viewBox="0 0 12539 19" draw:points="0,19 12539,19 12539,0 0,0">
          <text:p/>
        </draw:polygon>
        <draw:polygon draw:style-name="gr2" draw:text-style-name="P3" draw:layer="layout" svg:width="0.017cm" svg:height="0.018cm" svg:x="18.564cm" svg:y="13.647cm" svg:viewBox="0 0 18 19" draw:points="0,19 18,19 18,0 0,0">
          <text:p/>
        </draw:polygon>
        <draw:polygon draw:style-name="gr2" draw:text-style-name="P3" draw:layer="layout" svg:width="0.017cm" svg:height="1.79cm" svg:x="1.8cm" svg:y="13.665cm" svg:viewBox="0 0 18 1791" draw:points="0,1791 18,1791 18,0 0,0">
          <text:p/>
        </draw:polygon>
        <draw:polygon draw:style-name="gr2" draw:text-style-name="P3" draw:layer="layout" svg:width="0.018cm" svg:height="1.79cm" svg:x="6.008cm" svg:y="13.665cm" svg:viewBox="0 0 19 1791" draw:points="0,1791 19,1791 19,0 0,0">
          <text:p/>
        </draw:polygon>
        <draw:polygon draw:style-name="gr2" draw:text-style-name="P3" draw:layer="layout" svg:width="0.017cm" svg:height="1.79cm" svg:x="18.564cm" svg:y="13.665cm" svg:viewBox="0 0 18 1791" draw:points="0,1791 18,1791 18,0 0,0">
          <text:p/>
        </draw:polygon>
        <draw:frame draw:style-name="gr1" draw:text-style-name="P2" draw:layer="layout" svg:width="3.583cm" svg:height="0.497cm" svg:x="6.212cm" svg:y="13.678cm">
          <draw:text-box>
            <text:p text:style-name="P1"><text:span text:style-name="T1">Bioinformatics 1 </text:span></text:p>
          </draw:text-box>
        </draw:frame>
        <draw:frame draw:style-name="gr3" draw:text-style-name="P4" draw:layer="layout" svg:width="4.097cm" svg:height="1.814cm" svg:x="2.003cm" svg:y="15.486cm">
          <draw:text-box>
            <text:p text:style-name="P1"><text:span text:style-name="T1">Coursework</text:span><text:span text:style-name="T1"><text:line-break/></text:span><text:span text:style-name="T1">Number: </text:span></text:p>
          </draw:text-box>
        </draw:frame>
        <draw:polygon draw:style-name="gr2" draw:text-style-name="P3" draw:layer="layout" svg:width="0.017cm" svg:height="0.018cm" svg:x="1.8cm" svg:y="15.455cm" svg:viewBox="0 0 18 19" draw:points="0,19 18,19 18,0 0,0">
          <text:p/>
        </draw:polygon>
        <draw:polygon draw:style-name="gr2" draw:text-style-name="P3" draw:layer="layout" svg:width="4.191cm" svg:height="0.018cm" svg:x="1.817cm" svg:y="15.455cm" svg:viewBox="0 0 4192 19" draw:points="0,19 4192,19 4192,0 0,0">
          <text:p/>
        </draw:polygon>
        <draw:polygon draw:style-name="gr2" draw:text-style-name="P3" draw:layer="layout" svg:width="0.018cm" svg:height="0.018cm" svg:x="6.008cm" svg:y="15.455cm" svg:viewBox="0 0 19 19" draw:points="0,19 19,19 19,0 0,0">
          <text:p/>
        </draw:polygon>
        <draw:polygon draw:style-name="gr2" draw:text-style-name="P3" draw:layer="layout" svg:width="12.538cm" svg:height="0.018cm" svg:x="6.026cm" svg:y="15.455cm" svg:viewBox="0 0 12539 19" draw:points="0,19 12539,19 12539,0 0,0">
          <text:p/>
        </draw:polygon>
        <draw:polygon draw:style-name="gr2" draw:text-style-name="P3" draw:layer="layout" svg:width="0.017cm" svg:height="0.018cm" svg:x="18.564cm" svg:y="15.455cm" svg:viewBox="0 0 18 19" draw:points="0,19 18,19 18,0 0,0">
          <text:p/>
        </draw:polygon>
        <draw:polygon draw:style-name="gr2" draw:text-style-name="P3" draw:layer="layout" svg:width="0.017cm" svg:height="1.924cm" svg:x="1.8cm" svg:y="15.473cm" svg:viewBox="0 0 18 1925" draw:points="0,1925 18,1925 18,0 0,0">
          <text:p/>
        </draw:polygon>
        <draw:polygon draw:style-name="gr2" draw:text-style-name="P3" draw:layer="layout" svg:width="0.018cm" svg:height="1.924cm" svg:x="6.008cm" svg:y="15.473cm" svg:viewBox="0 0 19 1925" draw:points="0,1925 19,1925 19,0 0,0">
          <text:p/>
        </draw:polygon>
        <draw:polygon draw:style-name="gr2" draw:text-style-name="P3" draw:layer="layout" svg:width="0.017cm" svg:height="1.924cm" svg:x="18.564cm" svg:y="15.473cm" svg:viewBox="0 0 18 1925" draw:points="0,1925 18,1925 18,0 0,0">
          <text:p/>
        </draw:polygon>
        <draw:frame draw:style-name="gr1" draw:text-style-name="P2" draw:layer="layout" svg:width="1.124cm" svg:height="0.497cm" svg:x="6.212cm" svg:y="15.486cm">
          <draw:text-box>
            <text:p text:style-name="P1"><text:span text:style-name="T1">CW2 </text:span></text:p>
          </draw:text-box>
        </draw:frame>
        <draw:frame draw:style-name="gr1" draw:text-style-name="P2" draw:layer="layout" svg:width="3.143cm" svg:height="0.497cm" svg:x="2.003cm" svg:y="17.428cm">
          <draw:text-box>
            <text:p text:style-name="P1"><text:span text:style-name="T1">Tutor’s Name: </text:span></text:p>
          </draw:text-box>
        </draw:frame>
        <draw:polygon draw:style-name="gr2" draw:text-style-name="P3" draw:layer="layout" svg:width="0.017cm" svg:height="0.017cm" svg:x="1.8cm" svg:y="17.397cm" svg:viewBox="0 0 18 18" draw:points="0,18 18,18 18,0 0,0">
          <text:p/>
        </draw:polygon>
        <draw:polygon draw:style-name="gr2" draw:text-style-name="P3" draw:layer="layout" svg:width="4.191cm" svg:height="0.017cm" svg:x="1.817cm" svg:y="17.397cm" svg:viewBox="0 0 4192 18" draw:points="0,18 4192,18 4192,0 0,0">
          <text:p/>
        </draw:polygon>
        <draw:polygon draw:style-name="gr2" draw:text-style-name="P3" draw:layer="layout" svg:width="0.018cm" svg:height="0.017cm" svg:x="6.008cm" svg:y="17.397cm" svg:viewBox="0 0 19 18" draw:points="0,18 19,18 19,0 0,0">
          <text:p/>
        </draw:polygon>
        <draw:polygon draw:style-name="gr2" draw:text-style-name="P3" draw:layer="layout" svg:width="12.538cm" svg:height="0.017cm" svg:x="6.026cm" svg:y="17.397cm" svg:viewBox="0 0 12539 18" draw:points="0,18 12539,18 12539,0 0,0">
          <text:p/>
        </draw:polygon>
        <draw:polygon draw:style-name="gr2" draw:text-style-name="P3" draw:layer="layout" svg:width="0.017cm" svg:height="0.017cm" svg:x="18.564cm" svg:y="17.397cm" svg:viewBox="0 0 18 18" draw:points="0,18 18,18 18,0 0,0">
          <text:p/>
        </draw:polygon>
        <draw:polygon draw:style-name="gr2" draw:text-style-name="P3" draw:layer="layout" svg:width="0.017cm" svg:height="1.791cm" svg:x="1.8cm" svg:y="17.414cm" svg:viewBox="0 0 18 1792" draw:points="0,1792 18,1792 18,0 0,0">
          <text:p/>
        </draw:polygon>
        <draw:polygon draw:style-name="gr2" draw:text-style-name="P3" draw:layer="layout" svg:width="0.017cm" svg:height="0.017cm" svg:x="1.8cm" svg:y="19.205cm" svg:viewBox="0 0 18 18" draw:points="0,18 18,18 18,0 0,0">
          <text:p/>
        </draw:polygon>
        <draw:polygon draw:style-name="gr2" draw:text-style-name="P3" draw:layer="layout" svg:width="0.017cm" svg:height="0.017cm" svg:x="1.8cm" svg:y="19.205cm" svg:viewBox="0 0 18 18" draw:points="0,18 18,18 18,0 0,0">
          <text:p/>
        </draw:polygon>
        <draw:polygon draw:style-name="gr2" draw:text-style-name="P3" draw:layer="layout" svg:width="4.191cm" svg:height="0.017cm" svg:x="1.817cm" svg:y="19.205cm" svg:viewBox="0 0 4192 18" draw:points="0,18 4192,18 4192,0 0,0">
          <text:p/>
        </draw:polygon>
        <draw:polygon draw:style-name="gr2" draw:text-style-name="P3" draw:layer="layout" svg:width="0.018cm" svg:height="1.791cm" svg:x="6.008cm" svg:y="17.414cm" svg:viewBox="0 0 19 1792" draw:points="0,1792 19,1792 19,0 0,0">
          <text:p/>
        </draw:polygon>
        <draw:polygon draw:style-name="gr2" draw:text-style-name="P3" draw:layer="layout" svg:width="0.018cm" svg:height="0.017cm" svg:x="6.008cm" svg:y="19.205cm" svg:viewBox="0 0 19 18" draw:points="0,18 19,18 19,0 0,0">
          <text:p/>
        </draw:polygon>
        <draw:polygon draw:style-name="gr2" draw:text-style-name="P3" draw:layer="layout" svg:width="12.538cm" svg:height="0.017cm" svg:x="6.026cm" svg:y="19.205cm" svg:viewBox="0 0 12539 18" draw:points="0,18 12539,18 12539,0 0,0">
          <text:p/>
        </draw:polygon>
        <draw:polygon draw:style-name="gr2" draw:text-style-name="P3" draw:layer="layout" svg:width="0.017cm" svg:height="1.791cm" svg:x="18.564cm" svg:y="17.414cm" svg:viewBox="0 0 18 1792" draw:points="0,1792 18,1792 18,0 0,0">
          <text:p/>
        </draw:polygon>
        <draw:polygon draw:style-name="gr2" draw:text-style-name="P3" draw:layer="layout" svg:width="0.017cm" svg:height="0.017cm" svg:x="18.564cm" svg:y="19.205cm" svg:viewBox="0 0 18 18" draw:points="0,18 18,18 18,0 0,0">
          <text:p/>
        </draw:polygon>
        <draw:polygon draw:style-name="gr2" draw:text-style-name="P3" draw:layer="layout" svg:width="0.017cm" svg:height="0.017cm" svg:x="18.564cm" svg:y="19.205cm" svg:viewBox="0 0 18 18" draw:points="0,18 18,18 18,0 0,0">
          <text:p/>
        </draw:polygon>
        <draw:frame draw:style-name="gr1" draw:text-style-name="P2" draw:layer="layout" svg:width="2.728cm" svg:height="0.497cm" svg:x="6.212cm" svg:y="17.428cm">
          <draw:text-box>
            <text:p text:style-name="P1"><text:span text:style-name="T1">Ian Simpson </text:span></text:p>
          </draw:text-box>
        </draw:frame>
        <draw:frame draw:style-name="gr1" draw:text-style-name="P2" draw:layer="layout" svg:width="1.429cm" svg:height="0.497cm" svg:x="1.976cm" svg:y="24.018cm">
          <draw:text-box>
            <text:p text:style-name="P1"><text:span text:style-name="T1">Date: <text:s/></text:span></text:p>
          </draw:text-box>
        </draw:frame>
        <draw:frame draw:style-name="gr4" draw:text-style-name="P4" draw:layer="layout" svg:width="2.457cm" svg:height="0.497cm" svg:x="5.444cm" svg:y="24.018cm">
          <draw:text-box>
            <text:p text:style-name="P1"><text:span text:style-name="T1">02/11/2021</text:span></text:p>
          </draw:text-box>
        </draw:frame>
        <draw:frame draw:style-name="gr1" draw:text-style-name="P2" draw:layer="layout" svg:width="2.326cm" svg:height="0.497cm" svg:x="9.477cm" svg:y="24.018cm">
          <draw:text-box>
            <text:p text:style-name="P1"><text:span text:style-name="T1">Signature: </text:span></text:p>
          </draw:text-box>
        </draw:frame>
        <draw:polygon draw:style-name="gr2" draw:text-style-name="P3" draw:layer="layout" svg:width="0.018cm" svg:height="0.017cm" svg:x="1.782cm" svg:y="23.987cm" svg:viewBox="0 0 19 18" draw:points="0,18 19,18 19,0 0,0">
          <text:p/>
        </draw:polygon>
        <draw:polygon draw:style-name="gr2" draw:text-style-name="P3" draw:layer="layout" svg:width="0.018cm" svg:height="0.017cm" svg:x="1.782cm" svg:y="23.987cm" svg:viewBox="0 0 19 18" draw:points="0,18 19,18 19,0 0,0">
          <text:p/>
        </draw:polygon>
        <draw:polygon draw:style-name="gr2" draw:text-style-name="P3" draw:layer="layout" svg:width="3.441cm" svg:height="0.017cm" svg:x="1.8cm" svg:y="23.987cm" svg:viewBox="0 0 3442 18" draw:points="0,18 3442,18 3442,0 0,0">
          <text:p/>
        </draw:polygon>
        <draw:polygon draw:style-name="gr2" draw:text-style-name="P3" draw:layer="layout" svg:width="0.018cm" svg:height="0.017cm" svg:x="5.241cm" svg:y="23.987cm" svg:viewBox="0 0 19 18" draw:points="0,18 19,18 19,0 0,0">
          <text:p/>
        </draw:polygon>
        <draw:polygon draw:style-name="gr2" draw:text-style-name="P3" draw:layer="layout" svg:width="4.022cm" svg:height="0.017cm" svg:x="5.259cm" svg:y="23.987cm" svg:viewBox="0 0 4023 18" draw:points="0,18 4023,18 4023,0 0,0">
          <text:p/>
        </draw:polygon>
        <draw:polygon draw:style-name="gr2" draw:text-style-name="P3" draw:layer="layout" svg:width="0.018cm" svg:height="0.017cm" svg:x="9.281cm" svg:y="23.987cm" svg:viewBox="0 0 19 18" draw:points="0,18 19,18 19,0 0,0">
          <text:p/>
        </draw:polygon>
        <draw:polygon draw:style-name="gr2" draw:text-style-name="P3" draw:layer="layout" svg:width="2.727cm" svg:height="0.017cm" svg:x="9.299cm" svg:y="23.987cm" svg:viewBox="0 0 2728 18" draw:points="0,18 2728,18 2728,0 0,0">
          <text:p/>
        </draw:polygon>
        <draw:polygon draw:style-name="gr2" draw:text-style-name="P3" draw:layer="layout" svg:width="0.017cm" svg:height="0.017cm" svg:x="12.026cm" svg:y="23.987cm" svg:viewBox="0 0 18 18" draw:points="0,18 18,18 18,0 0,0">
          <text:p/>
        </draw:polygon>
        <draw:polygon draw:style-name="gr2" draw:text-style-name="P3" draw:layer="layout" svg:width="6.741cm" svg:height="0.017cm" svg:x="12.043cm" svg:y="23.987cm" svg:viewBox="0 0 6742 18" draw:points="0,18 6742,18 6742,0 0,0">
          <text:p/>
        </draw:polygon>
        <draw:polygon draw:style-name="gr2" draw:text-style-name="P3" draw:layer="layout" svg:width="0.018cm" svg:height="0.017cm" svg:x="18.784cm" svg:y="23.987cm" svg:viewBox="0 0 19 18" draw:points="0,18 19,18 19,0 0,0">
          <text:p/>
        </draw:polygon>
        <draw:polygon draw:style-name="gr2" draw:text-style-name="P3" draw:layer="layout" svg:width="0.018cm" svg:height="0.017cm" svg:x="18.784cm" svg:y="23.987cm" svg:viewBox="0 0 19 18" draw:points="0,18 19,18 19,0 0,0">
          <text:p/>
        </draw:polygon>
        <draw:polygon draw:style-name="gr2" draw:text-style-name="P3" draw:layer="layout" svg:width="0.018cm" svg:height="0.521cm" svg:x="1.782cm" svg:y="24.004cm" svg:viewBox="0 0 19 522" draw:points="0,522 19,522 19,0 0,0">
          <text:p/>
        </draw:polygon>
        <draw:polygon draw:style-name="gr2" draw:text-style-name="P3" draw:layer="layout" svg:width="0.018cm" svg:height="0.017cm" svg:x="1.782cm" svg:y="24.525cm" svg:viewBox="0 0 19 18" draw:points="0,18 19,18 19,0 0,0">
          <text:p/>
        </draw:polygon>
        <draw:polygon draw:style-name="gr2" draw:text-style-name="P3" draw:layer="layout" svg:width="0.018cm" svg:height="0.017cm" svg:x="1.782cm" svg:y="24.525cm" svg:viewBox="0 0 19 18" draw:points="0,18 19,18 19,0 0,0">
          <text:p/>
        </draw:polygon>
        <draw:polygon draw:style-name="gr2" draw:text-style-name="P3" draw:layer="layout" svg:width="3.441cm" svg:height="0.017cm" svg:x="1.8cm" svg:y="24.525cm" svg:viewBox="0 0 3442 18" draw:points="0,18 3442,18 3442,0 0,0">
          <text:p/>
        </draw:polygon>
        <draw:polygon draw:style-name="gr2" draw:text-style-name="P3" draw:layer="layout" svg:width="0.018cm" svg:height="0.521cm" svg:x="5.241cm" svg:y="24.004cm" svg:viewBox="0 0 19 522" draw:points="0,522 19,522 19,0 0,0">
          <text:p/>
        </draw:polygon>
        <draw:polygon draw:style-name="gr2" draw:text-style-name="P3" draw:layer="layout" svg:width="0.018cm" svg:height="0.017cm" svg:x="5.241cm" svg:y="24.525cm" svg:viewBox="0 0 19 18" draw:points="0,18 19,18 19,0 0,0">
          <text:p/>
        </draw:polygon>
        <draw:polygon draw:style-name="gr2" draw:text-style-name="P3" draw:layer="layout" svg:width="4.022cm" svg:height="0.017cm" svg:x="5.259cm" svg:y="24.525cm" svg:viewBox="0 0 4023 18" draw:points="0,18 4023,18 4023,0 0,0">
          <text:p/>
        </draw:polygon>
        <draw:polygon draw:style-name="gr2" draw:text-style-name="P3" draw:layer="layout" svg:width="0.018cm" svg:height="0.521cm" svg:x="9.281cm" svg:y="24.004cm" svg:viewBox="0 0 19 522" draw:points="0,522 19,522 19,0 0,0">
          <text:p/>
        </draw:polygon>
        <draw:polygon draw:style-name="gr2" draw:text-style-name="P3" draw:layer="layout" svg:width="0.018cm" svg:height="0.017cm" svg:x="9.281cm" svg:y="24.525cm" svg:viewBox="0 0 19 18" draw:points="0,18 19,18 19,0 0,0">
          <text:p/>
        </draw:polygon>
        <draw:polygon draw:style-name="gr2" draw:text-style-name="P3" draw:layer="layout" svg:width="2.727cm" svg:height="0.017cm" svg:x="9.299cm" svg:y="24.525cm" svg:viewBox="0 0 2728 18" draw:points="0,18 2728,18 2728,0 0,0">
          <text:p/>
        </draw:polygon>
        <draw:polygon draw:style-name="gr2" draw:text-style-name="P3" draw:layer="layout" svg:width="0.017cm" svg:height="0.521cm" svg:x="12.026cm" svg:y="24.004cm" svg:viewBox="0 0 18 522" draw:points="0,522 18,522 18,0 0,0">
          <text:p/>
        </draw:polygon>
        <draw:polygon draw:style-name="gr2" draw:text-style-name="P3" draw:layer="layout" svg:width="0.017cm" svg:height="0.017cm" svg:x="12.026cm" svg:y="24.525cm" svg:viewBox="0 0 18 18" draw:points="0,18 18,18 18,0 0,0">
          <text:p/>
        </draw:polygon>
        <draw:polygon draw:style-name="gr2" draw:text-style-name="P3" draw:layer="layout" svg:width="6.741cm" svg:height="0.017cm" svg:x="12.043cm" svg:y="24.525cm" svg:viewBox="0 0 6742 18" draw:points="0,18 6742,18 6742,0 0,0">
          <text:p/>
        </draw:polygon>
        <draw:polygon draw:style-name="gr2" draw:text-style-name="P3" draw:layer="layout" svg:width="0.018cm" svg:height="0.521cm" svg:x="18.784cm" svg:y="24.004cm" svg:viewBox="0 0 19 522" draw:points="0,522 19,522 19,0 0,0">
          <text:p/>
        </draw:polygon>
        <draw:polygon draw:style-name="gr2" draw:text-style-name="P3" draw:layer="layout" svg:width="0.018cm" svg:height="0.017cm" svg:x="18.784cm" svg:y="24.525cm" svg:viewBox="0 0 19 18" draw:points="0,18 19,18 19,0 0,0">
          <text:p/>
        </draw:polygon>
        <draw:polygon draw:style-name="gr2" draw:text-style-name="P3" draw:layer="layout" svg:width="0.018cm" svg:height="0.017cm" svg:x="18.784cm" svg:y="24.525cm" svg:viewBox="0 0 19 18" draw:points="0,18 19,18 19,0 0,0">
          <text:p/>
        </draw:polygon>
        <draw:frame draw:style-name="gr5" draw:text-style-name="P5" draw:layer="layout" svg:width="7.577cm" svg:height="2.304cm" svg:x="12.672cm" svg:y="3.057cm">
          <draw:image xlink:href="Pictures/100000000000023C000000AE6994470C63612BC5.jpg" xlink:type="simple" xlink:show="embed" xlink:actuate="onLoad" loext:mime-type="image/jpeg">
            <text:p/>
          </draw:image>
        </draw:frame>
        <draw:polygon draw:style-name="gr6" draw:text-style-name="P6" draw:layer="layout" svg:width="9.742cm" svg:height="2.305cm" svg:x="0.901cm" svg:y="3.217cm" svg:viewBox="0 0 9743 2306" draw:points="0,2306 9743,2306 9743,0 0,0">
          <text:p/>
        </draw:polygon>
        <draw:frame draw:style-name="gr7" draw:text-style-name="P7" draw:layer="layout" svg:width="9.239cm" svg:height="0.581cm" svg:x="1.165cm" svg:y="3.362cm">
          <draw:text-box>
            <text:p text:style-name="P1"><text:span text:style-name="T2">Informatics Coursework Cover Sheet </text:span></text:p>
          </draw:text-box>
        </draw:frame>
        <draw:polygon draw:style-name="gr6" draw:text-style-name="P6" draw:layer="layout" svg:width="16.653cm" svg:height="1.304cm" svg:x="1.8cm" svg:y="9.195cm" svg:viewBox="0 0 16654 1305" draw:points="0,1305 16654,1305 16654,0 0,0">
          <text:p/>
        </draw:polygon>
        <draw:frame draw:style-name="gr7" draw:text-style-name="P7" draw:layer="layout" svg:width="2.203cm" svg:height="0.581cm" svg:x="1.165cm" svg:y="3.971cm">
          <draw:text-box>
            <text:p text:style-name="P1"><text:span text:style-name="T2">2020/21 </text:span></text:p>
          </draw:text-box>
        </draw:frame>
        <draw:frame draw:style-name="gr8" draw:text-style-name="P4" draw:layer="layout" svg:width="16.935cm" svg:height="0.993cm" svg:x="2.065cm" svg:y="9.346cm">
          <draw:text-box>
            <text:p text:style-name="P1"><text:span text:style-name="T1">Please fill in the information below, in relation to the coursework you are </text:span><text:span text:style-name="T1"><text:line-break/></text:span><text:span text:style-name="T1">submitting.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1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1cm" fo:margin-left="0.9cm" fo:margin-right="1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02T18:39:13.658971211</dc:date>
    <meta:editing-duration>PT2M7S</meta:editing-duration>
    <meta:editing-cycles>3</meta:editing-cycles>
    <meta:generator>LibreOffice/6.4.7.2$Linux_X86_64 LibreOffice_project/40$Build-2</meta:generator>
    <meta:document-statistic meta:object-count="87"/>
  </office:meta>
</office:document-meta>
</file>